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4.3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  <style:text-properties fo:color="#ffffff"/>
    </style:style>
    <style:style style:name="ce3" style:family="table-cell" style:parent-style-name="Default">
      <style:table-cell-properties fo:background-color="#55308d"/>
      <style:text-properties fo:color="#ffffff"/>
    </style:style>
    <style:style style:name="ce4" style:family="table-cell" style:parent-style-name="Default">
      <style:table-cell-properties fo:background-color="#861141"/>
      <style:text-properties fo:color="#ffffff"/>
    </style:style>
    <style:style style:name="ce5" style:family="table-cell" style:parent-style-name="Default">
      <style:table-cell-properties fo:background-color="#55308d"/>
    </style:style>
    <style:style style:name="ce6" style:family="table-cell" style:parent-style-name="Default">
      <style:table-cell-properties fo:background-color="#3faf46"/>
      <style:text-properties fo:color="#ffffff"/>
    </style:style>
    <style:style style:name="ce7" style:family="table-cell" style:parent-style-name="Default">
      <style:table-cell-properties fo:background-color="#ff4000"/>
      <style:text-properties fo:color="#ffffff"/>
    </style:style>
    <style:style style:name="ce8" style:family="table-cell" style:parent-style-name="Default">
      <style:table-cell-properties fo:background-color="#c9211e"/>
      <style:text-properties fo:color="#ffffff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e8a202"/>
      <style:text-properties fo:color="#ffffff"/>
    </style:style>
    <style:style style:name="ce11" style:family="table-cell" style:parent-style-name="Default">
      <style:table-cell-properties fo:background-color="#acb20c"/>
    </style:style>
    <style:style style:name="ce12" style:family="table-cell" style:parent-style-name="Default">
      <style:table-cell-properties fo:background-color="#acb20c"/>
      <style:text-properties fo:color="#ffffff"/>
    </style:style>
    <style:style style:name="ce13" style:family="table-cell" style:parent-style-name="Default">
      <style:table-cell-properties fo:background-color="#168253"/>
    </style:style>
    <style:style style:name="ce14" style:family="table-cell" style:parent-style-name="Default">
      <style:table-cell-properties fo:background-color="#443205"/>
    </style:style>
    <style:style style:name="ce15" style:family="table-cell" style:parent-style-name="Default">
      <style:table-cell-properties fo:background-color="#ffbf00"/>
      <style:text-properties fo:color="#ffffff"/>
    </style:style>
    <style:style style:name="ce16" style:family="table-cell" style:parent-style-name="Default">
      <style:table-cell-properties fo:background-color="#168253"/>
      <style:text-properties fo:color="#ffffff"/>
    </style:style>
    <style:style style:name="ce17" style:family="table-cell" style:parent-style-name="Default">
      <style:table-cell-properties fo:background-color="#3b160e"/>
      <style:text-properties fo:color="#ffffff"/>
    </style:style>
    <style:style style:name="ce18" style:family="table-cell" style:parent-style-name="Default">
      <style:table-cell-properties fo:background-color="#b85c00"/>
      <style:text-properties fo:color="#ffffff"/>
    </style:style>
    <style:style style:name="ce19" style:family="table-cell" style:parent-style-name="Default">
      <style:table-cell-properties fo:background-color="#bf0041"/>
      <style:text-properties fo:color="#ffffff"/>
    </style:style>
    <style:style style:name="ce20" style:family="table-cell" style:parent-style-name="Default">
      <style:table-cell-properties fo:background-color="#c9211e"/>
    </style:style>
    <style:style style:name="ce21" style:family="table-cell" style:parent-style-name="Default">
      <style:table-cell-properties fo:background-color="#f7d1d5"/>
    </style:style>
    <style:style style:name="ce22" style:family="table-cell" style:parent-style-name="Default">
      <style:table-cell-properties fo:background-color="#ffb66c"/>
    </style:style>
    <style:style style:name="ce23" style:family="table-cell" style:parent-style-name="Default">
      <style:table-cell-properties fo:background-color="#ff860d"/>
      <style:text-properties fo:color="#ffffff"/>
    </style:style>
    <style:style style:name="ce24" style:family="table-cell" style:parent-style-name="Default">
      <style:table-cell-properties fo:background-color="#be480a"/>
    </style:style>
    <style:style style:name="ce25" style:family="table-cell" style:parent-style-name="Default">
      <style:table-cell-properties fo:background-color="#55215b"/>
      <style:text-properties fo:color="#ffffff"/>
    </style:style>
    <style:style style:name="ce26" style:family="table-cell" style:parent-style-name="Default">
      <style:table-cell-properties fo:background-color="#ff860d"/>
    </style:style>
    <style:style style:name="ce27" style:family="table-cell" style:parent-style-name="Default">
      <style:table-cell-properties fo:background-color="#ffffff"/>
      <style:text-properties fo:color="#000000"/>
    </style:style>
    <style:style style:name="ce28" style:family="table-cell" style:parent-style-name="Default">
      <style:table-cell-properties fo:background-color="#472702"/>
      <style:text-properties fo:color="#ffffff"/>
    </style:style>
    <style:style style:name="ce29" style:family="table-cell" style:parent-style-name="Default">
      <style:table-cell-properties fo:background-color="#706e0c"/>
      <style:text-properties fo:color="#ffffff"/>
    </style:style>
    <style:style style:name="ce30" style:family="table-cell" style:parent-style-name="Default">
      <style:table-cell-properties fo:background-color="#ed4c05"/>
      <style:text-properties fo:color="#ffffff"/>
    </style:style>
    <style:style style:name="ce31" style:family="table-cell" style:parent-style-name="Default">
      <style:table-cell-properties fo:background-color="#d4ea6b"/>
      <style:text-properties fo:color="#ffffff"/>
    </style:style>
    <style:style style:name="ce32" style:family="table-cell" style:parent-style-name="Default">
      <style:table-cell-properties fo:background-color="#bf0041"/>
    </style:style>
    <style:style style:name="ce33" style:family="table-cell" style:parent-style-name="Default">
      <style:table-cell-properties fo:background-color="#ffff6d"/>
      <style:text-properties fo:color="#ffffff"/>
    </style:style>
    <style:style style:name="ce34" style:family="table-cell" style:parent-style-name="Default">
      <style:table-cell-properties fo:background-color="#443205"/>
      <style:text-properties fo:color="#ffffff"/>
    </style:style>
    <style:style style:name="ce35" style:family="table-cell" style:parent-style-name="Default">
      <style:table-cell-properties fo:background-color="#be480a"/>
      <style:text-properties fo:color="#ffffff"/>
    </style:style>
    <style:style style:name="ce36" style:family="table-cell" style:parent-style-name="Default">
      <style:table-cell-properties fo:background-color="#ffb66c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7" office:value-type="string" calcext:value-type="string">
            <text:p>+e3</text:p>
          </table:table-cell>
          <table:table-cell table:style-name="ce3" office:value-type="string" calcext:value-type="string">
            <text:p>-e2</text:p>
          </table:table-cell>
          <table:table-cell table:style-name="ce17" office:value-type="string" calcext:value-type="string">
            <text:p>+e5</text:p>
          </table:table-cell>
          <table:table-cell table:style-name="ce22" office:value-type="string" calcext:value-type="string">
            <text:p>-e4</text:p>
          </table:table-cell>
          <table:table-cell table:style-name="ce28"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28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table:style-name="ce3" office:value-type="string" calcext:value-type="string">
            <text:p>-e13</text:p>
          </table:table-cell>
          <table:table-cell table:style-name="ce7" office:value-type="string" calcext:value-type="string">
            <text:p>+e12</text:p>
          </table:table-cell>
          <table:table-cell table:style-name="ce36"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table:style-name="ce1"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13" office:value-type="string" calcext:value-type="string">
            <text:p>+e1</text:p>
          </table:table-cell>
          <table:table-cell table:style-name="ce18" office:value-type="string" calcext:value-type="string">
            <text:p>+e6</text:p>
          </table:table-cell>
          <table:table-cell table:style-name="ce23" office:value-type="string" calcext:value-type="string">
            <text:p>+e7</text:p>
          </table:table-cell>
          <table:table-cell table:style-name="ce29" office:value-type="string" calcext:value-type="string">
            <text:p>-e4</text:p>
          </table:table-cell>
          <table:table-cell table:style-name="ce32"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table:style-name="ce19"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table:style-name="ce18" office:value-type="string" calcext:value-type="string">
            <text:p>-e9</text:p>
          </table:table-cell>
          <table:table-cell table:style-name="ce26" office:value-type="string" calcext:value-type="string">
            <text:p>-e14</text:p>
          </table:table-cell>
          <table:table-cell table:style-name="ce16" office:value-type="string" calcext:value-type="string">
            <text:p>-e15</text:p>
          </table:table-cell>
          <table:table-cell table:style-name="ce1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+e2</text:p>
          </table:table-cell>
          <table:table-cell table:style-name="ce8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19" office:value-type="string" calcext:value-type="string">
            <text:p>+e7</text:p>
          </table:table-cell>
          <table:table-cell table:style-name="ce8"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8"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8" office:value-type="string" calcext:value-type="string">
            <text:p>-e15</text:p>
          </table:table-cell>
          <table:table-cell table:style-name="ce19" office:value-type="string" calcext:value-type="string">
            <text:p>+e14</text:p>
          </table:table-cell>
          <table:table-cell table:style-name="ce2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table:style-name="ce3" office:value-type="string" calcext:value-type="string">
            <text:p>-e5</text:p>
          </table:table-cell>
          <table:table-cell table:style-name="ce9" office:value-type="string" calcext:value-type="string">
            <text:p>-e6</text:p>
          </table:table-cell>
          <table:table-cell table:style-name="ce14"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table:style-name="ce24" office:value-type="string" calcext:value-type="string">
            <text:p>+e1</text:p>
          </table:table-cell>
          <table:table-cell table:style-name="ce30"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table:style-name="ce30" office:value-type="string" calcext:value-type="string">
            <text:p>+e13</text:p>
          </table:table-cell>
          <table:table-cell table:style-name="ce14" office:value-type="string" calcext:value-type="string">
            <text:p>+e14</text:p>
          </table:table-cell>
          <table:table-cell table:style-name="ce6" office:value-type="string" calcext:value-type="string">
            <text:p>+e15</text:p>
          </table:table-cell>
          <table:table-cell table:style-name="ce24" office:value-type="string" calcext:value-type="string">
            <text:p>-e8</text:p>
          </table:table-cell>
          <table:table-cell table:style-name="ce9"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5" office:value-type="string" calcext:value-type="string">
            <text:p>-e11</text:p>
          </table:table-cell>
          <table:table-cell office:value-type="string" calcext:value-type="string">
            <text:p>it guarntee that any element diff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table:style-name="ce4" office:value-type="string" calcext:value-type="string">
            <text:p>+e4</text:p>
          </table:table-cell>
          <table:table-cell table:style-name="ce10" office:value-type="string" calcext:value-type="string">
            <text:p>-e7</text:p>
          </table:table-cell>
          <table:table-cell table:style-name="ce15" office:value-type="string" calcext:value-type="string">
            <text:p>+e6</text:p>
          </table:table-cell>
          <table:table-cell table:style-name="ce20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31"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table:style-name="ce31" office:value-type="string" calcext:value-type="string">
            <text:p>-e12</text:p>
          </table:table-cell>
          <table:table-cell table:style-name="ce20" office:value-type="string" calcext:value-type="string">
            <text:p>+e15</text:p>
          </table:table-cell>
          <table:table-cell table:style-name="ce4" office:value-type="string" calcext:value-type="string">
            <text:p>-e14</text:p>
          </table:table-cell>
          <table:table-cell table:style-name="ce15"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10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table:style-name="ce21" office:value-type="string" calcext:value-type="string">
            <text:p>-e2</text:p>
          </table:table-cell>
          <table:table-cell table:style-name="ce25"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table:style-name="ce33" office:value-type="string" calcext:value-type="string">
            <text:p>-e12</text:p>
          </table:table-cell>
          <table:table-cell table:style-name="ce21"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11"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number-columns-repeated="2" office:value-type="string" calcext:value-type="string">
            <text:p>+e15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table:style-name="ce11"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table:style-name="ce19"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table:style-name="ce12"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table:style-name="ce21" office:value-type="string" calcext:value-type="string">
            <text:p>-e13</text:p>
          </table:table-cell>
          <table:table-cell table:style-name="ce25" office:value-type="string" calcext:value-type="string">
            <text:p>+e12</text:p>
          </table:table-cell>
          <table:table-cell table:style-name="ce29"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style-name="ce25" office:value-type="string" calcext:value-type="string">
            <text:p>-e3</text:p>
          </table:table-cell>
          <table:table-cell table:style-name="ce21" office:value-type="string" calcext:value-type="string">
            <text:p>+e2</text:p>
          </table:table-cell>
          <table:table-cell table:style-name="ce11" office:value-type="string" calcext:value-type="string">
            <text:p>-e5</text:p>
          </table:table-cell>
          <table:table-cell table:style-name="ce29" office:value-type="string" calcext:value-type="string">
            <text:p>+e4</text:p>
          </table:table-cell>
          <table:table-cell table:style-name="ce10"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table:style-name="ce5"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table:style-name="ce16" office:value-type="string" calcext:value-type="string">
            <text:p>-e9</text:p>
          </table:table-cell>
          <table:table-cell table:style-name="ce19" office:value-type="string" calcext:value-type="string">
            <text:p>-e14</text:p>
          </table:table-cell>
          <table:table-cell table:style-name="ce22" office:value-type="string" calcext:value-type="string">
            <text:p>-e15</text:p>
          </table:table-cell>
          <table:table-cell table:style-name="ce31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table:style-name="ce31"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style-name="ce15" office:value-type="string" calcext:value-type="string">
            <text:p>-e6</text:p>
          </table:table-cell>
          <table:table-cell table:style-name="ce19" office:value-type="string" calcext:value-type="string">
            <text:p>-e7</text:p>
          </table:table-cell>
          <table:table-cell table:style-name="ce22" office:value-type="string" calcext:value-type="string">
            <text:p>+e4</text:p>
          </table:table-cell>
          <table:table-cell table:style-name="ce5" office:value-type="string" calcext:value-type="string">
            <text:p>+e5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9"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table:style-name="ce8" office:value-type="string" calcext:value-type="string">
            <text:p>-e15</text:p>
          </table:table-cell>
          <table:table-cell table:style-name="ce26" office:value-type="string" calcext:value-type="string">
            <text:p>+e14</text:p>
          </table:table-cell>
          <table:table-cell table:style-name="ce30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table:style-name="ce30" office:value-type="string" calcext:value-type="string">
            <text:p>-e2</text:p>
          </table:table-cell>
          <table:table-cell table:style-name="ce20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26" office:value-type="string" calcext:value-type="string">
            <text:p>-e7</text:p>
          </table:table-cell>
          <table:table-cell table:style-name="ce9" office:value-type="string" calcext:value-type="string">
            <text:p>+e6</text:p>
          </table:table-cell>
          <table:table-cell table:style-name="ce17"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table:style-name="ce13"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table:style-name="ce8"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table:style-name="ce32"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table:style-name="ce32" office:value-type="string" calcext:value-type="string">
            <text:p>+e5</text:p>
          </table:table-cell>
          <table:table-cell table:style-name="ce8"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13" office:value-type="string" calcext:value-type="string">
            <text:p>-e1</text:p>
          </table:table-cell>
          <table:table-cell table:style-name="ce2"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table:style-name="ce1" office:value-type="string" calcext:value-type="string">
            <text:p>-e12</text:p>
          </table:table-cell>
          <table:table-cell table:style-name="ce8" office:value-type="string" calcext:value-type="string">
            <text:p>+e15</text:p>
          </table:table-cell>
          <table:table-cell table:style-name="ce14" office:value-type="string" calcext:value-type="string">
            <text:p>-e14</text:p>
          </table:table-cell>
          <table:table-cell table:style-name="ce18" office:value-type="string" calcext:value-type="string">
            <text:p>+e9</text:p>
          </table:table-cell>
          <table:table-cell table:style-name="ce27" office:value-type="string" calcext:value-type="string">
            <text:p>+e8</text:p>
          </table:table-cell>
          <table:table-cell table:style-name="ce28"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table:style-name="ce34" office:value-type="string" calcext:value-type="string">
            <text:p>+e7</text:p>
          </table:table-cell>
          <table:table-cell table:style-name="ce18" office:value-type="string" calcext:value-type="string">
            <text:p>-e6</text:p>
          </table:table-cell>
          <table:table-cell table:style-name="ce35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table:style-name="ce1"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table:style-name="ce6" office:value-type="string" calcext:value-type="string">
            <text:p>-e15</text:p>
          </table:table-cell>
          <table:table-cell table:style-name="ce7" office:value-type="string" calcext:value-type="string">
            <text:p>-e12</text:p>
          </table:table-cell>
          <table:table-cell table:style-name="ce3"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table:style-name="ce2"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table:style-name="ce2"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table:style-name="ce6" office:value-type="string" calcext:value-type="string">
            <text:p>+e5</text:p>
          </table:table-cell>
          <table:table-cell table:style-name="ce3" office:value-type="string" calcext:value-type="string">
            <text:p>+e2</text:p>
          </table:table-cell>
          <table:table-cell table:style-name="ce7"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table:style-name="ce4"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table:style-name="ce4"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4T11:31:54.566929757</dc:date>
    <meta:editing-duration>PT2H12M31S</meta:editing-duration>
    <meta:editing-cycles>1</meta:editing-cycles>
    <meta:generator>LibreOffice/7.4.7.2$Linux_X86_64 LibreOffice_project/40$Build-2</meta:generator>
    <meta:document-statistic meta:table-count="1" meta:cell-count="294" meta:object-count="0"/>
  </office:meta>
</office:document-meta>
</file>